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1.12662077" calcext:value-type="float">
            <text:p>1,12662077</text:p>
          </table:table-cell>
          <table:table-cell office:value-type="float" office:value="0.5766854882" calcext:value-type="float">
            <text:p>0,5766854882</text:p>
          </table:table-cell>
          <table:table-cell office:value-type="float" office:value="0.000879236497" calcext:value-type="float">
            <text:p>0,0008792365</text:p>
          </table:table-cell>
          <table:table-cell office:value-type="float" office:value="0.00007514841855" calcext:value-type="float">
            <text:p>7,514841855E-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169" calcext:value-type="float">
            <text:p>68169</text:p>
          </table:table-cell>
          <table:table-cell office:value-type="float" office:value="1.067162633" calcext:value-type="float">
            <text:p>1,067162633</text:p>
          </table:table-cell>
          <table:table-cell office:value-type="float" office:value="0.5968388319" calcext:value-type="float">
            <text:p>0,5968388319</text:p>
          </table:table-cell>
          <table:table-cell office:value-type="float" office:value="0.0003221577208" calcext:value-type="float">
            <text:p>0,0003221577</text:p>
          </table:table-cell>
          <table:table-cell office:value-type="float" office:value="0.000007492039913" calcext:value-type="float">
            <text:p>0,0000074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316" calcext:value-type="float">
            <text:p>68316</text:p>
          </table:table-cell>
          <table:table-cell office:value-type="float" office:value="1.096582413" calcext:value-type="float">
            <text:p>1,096582413</text:p>
          </table:table-cell>
          <table:table-cell office:value-type="float" office:value="0.5993695259" calcext:value-type="float">
            <text:p>0,5993695259</text:p>
          </table:table-cell>
          <table:table-cell office:value-type="float" office:value="0.0007849587128" calcext:value-type="float">
            <text:p>0,0007849587</text:p>
          </table:table-cell>
          <table:table-cell office:value-type="float" office:value="0.000007475797247" calcext:value-type="float">
            <text:p>7,475797247E-0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570" calcext:value-type="float">
            <text:p>68570</text:p>
          </table:table-cell>
          <table:table-cell office:value-type="float" office:value="1.160948873" calcext:value-type="float">
            <text:p>1,160948873</text:p>
          </table:table-cell>
          <table:table-cell office:value-type="float" office:value="0.5975856185" calcext:value-type="float">
            <text:p>0,5975856185</text:p>
          </table:table-cell>
          <table:table-cell office:value-type="float" office:value="0.0004394163843" calcext:value-type="float">
            <text:p>0,0004394164</text:p>
          </table:table-cell>
          <table:table-cell office:value-type="float" office:value="0.000007447735697" calcext:value-type="float">
            <text:p>7,447735697E-0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726" calcext:value-type="float">
            <text:p>68726</text:p>
          </table:table-cell>
          <table:table-cell office:value-type="float" office:value="1.067802072" calcext:value-type="float">
            <text:p>1,067802072</text:p>
          </table:table-cell>
          <table:table-cell office:value-type="float" office:value="0.5966046453" calcext:value-type="float">
            <text:p>0,5966046453</text:p>
          </table:table-cell>
          <table:table-cell office:value-type="float" office:value="0.0004161279358" calcext:value-type="float">
            <text:p>0,0004161279</text:p>
          </table:table-cell>
          <table:table-cell office:value-type="float" office:value="0.000007430855931" calcext:value-type="float">
            <text:p>7,430855931E-0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870" calcext:value-type="float">
            <text:p>68870</text:p>
          </table:table-cell>
          <table:table-cell office:value-type="float" office:value="1.190578699" calcext:value-type="float">
            <text:p>1,190578699</text:p>
          </table:table-cell>
          <table:table-cell office:value-type="float" office:value="0.5968974233" calcext:value-type="float">
            <text:p>0,5968974233</text:p>
          </table:table-cell>
          <table:table-cell office:value-type="float" office:value="0.0008380053914" calcext:value-type="float">
            <text:p>0,0008380054</text:p>
          </table:table-cell>
          <table:table-cell office:value-type="float" office:value="0.0000148319541" calcext:value-type="float">
            <text:p>0,0000148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358" calcext:value-type="float">
            <text:p>69358</text:p>
          </table:table-cell>
          <table:table-cell office:value-type="float" office:value="1.187706709" calcext:value-type="float">
            <text:p>1,187706709</text:p>
          </table:table-cell>
          <table:table-cell office:value-type="float" office:value="0.566383183" calcext:value-type="float">
            <text:p>0,566383183</text:p>
          </table:table-cell>
          <table:table-cell office:value-type="float" office:value="0.000537642336" calcext:value-type="float">
            <text:p>0,0005376423</text:p>
          </table:table-cell>
          <table:table-cell office:value-type="float" office:value="0.00001472992699" calcext:value-type="float">
            <text:p>1,472992699E-0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688" calcext:value-type="float">
            <text:p>69688</text:p>
          </table:table-cell>
          <table:table-cell office:value-type="float" office:value="1.077794433" calcext:value-type="float">
            <text:p>1,077794433</text:p>
          </table:table-cell>
          <table:table-cell office:value-type="float" office:value="0.5984960794" calcext:value-type="float">
            <text:p>0,5984960794</text:p>
          </table:table-cell>
          <table:table-cell office:value-type="float" office:value="0.0005277780001" calcext:value-type="float">
            <text:p>0,000527778</text:p>
          </table:table-cell>
          <table:table-cell office:value-type="float" office:value="0.0000073302499" calcext:value-type="float">
            <text:p>7,3302499E-0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983" calcext:value-type="float">
            <text:p>69983</text:p>
          </table:table-cell>
          <table:table-cell office:value-type="float" office:value="1.134621739" calcext:value-type="float">
            <text:p>1,134621739</text:p>
          </table:table-cell>
          <table:table-cell office:value-type="float" office:value="0.5987350345" calcext:value-type="float">
            <text:p>0,5987350345</text:p>
          </table:table-cell>
          <table:table-cell office:value-type="float" office:value="0.0005986100296" calcext:value-type="float">
            <text:p>0,00059861</text:p>
          </table:table-cell>
          <table:table-cell office:value-type="float" office:value="0.000007300122434" calcext:value-type="float">
            <text:p>7,300122434E-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254" calcext:value-type="float">
            <text:p>70254</text:p>
          </table:table-cell>
          <table:table-cell office:value-type="float" office:value="1.143060446" calcext:value-type="float">
            <text:p>1,143060446</text:p>
          </table:table-cell>
          <table:table-cell office:value-type="float" office:value="0.5960786939" calcext:value-type="float">
            <text:p>0,5960786939</text:p>
          </table:table-cell>
          <table:table-cell office:value-type="float" office:value="0.0004654308432" calcext:value-type="float">
            <text:p>0,0004654308</text:p>
          </table:table-cell>
          <table:table-cell office:value-type="float" office:value="0.000007272356925" calcext:value-type="float">
            <text:p>7,272356925E-006</text:p>
          </table:table-cell>
        </table:table-row>
        <table:table-row table:style-name="ro1">
          <table:table-cell table:number-columns-repeated="2"/>
          <table:table-cell table:formula="of:=AVERAGE([.C2:.C11])" office:value-type="float" office:value="1.1252878787" calcext:value-type="float">
            <text:p>1,1252878787</text:p>
          </table:table-cell>
          <table:table-cell table:formula="of:=AVERAGE([.D2:.D11])" office:value-type="float" office:value="0.59236745239" calcext:value-type="float">
            <text:p>0,5923674524</text:p>
          </table:table-cell>
          <table:table-cell table:formula="of:=AVERAGE([.E2:.E11])" office:value-type="float" office:value="0.0005809363851" calcext:value-type="float">
            <text:p>0,0005809364</text:p>
          </table:table-cell>
          <table:table-cell table:formula="of:=AVERAGE([.F2:.F11])" office:value-type="float" office:value="0.0000156459457687" calcext:value-type="float">
            <text:p>1,56459457687E-005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23:19:34.767877941</meta:creation-date>
    <dc:date>2014-01-27T23:22:56.941855080</dc:date>
    <meta:editing-duration>P0D</meta:editing-duration>
    <meta:editing-cycles>1</meta:editing-cycles>
    <meta:document-statistic meta:table-count="1" meta:cell-count="70" meta:object-count="0"/>
    <meta:generator>LibreOffice/4.1.4.2$Linux_X86_64 LibreOffice_project/410m0$Build-2</meta:generator>
  </office:meta>
</office:document-meta>
</file>